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0a409" officeooo:paragraph-rsid="0010a409" fo:background-color="#fff200" style:font-size-asian="18pt" style:font-size-complex="18pt"/>
    </style:style>
    <style:style style:name="T1" style:family="text">
      <style:text-properties fo:color="#8b949e"/>
    </style:style>
    <style:style style:name="T2" style:family="text">
      <style:text-properties fo:color="#d69a00"/>
    </style:style>
    <style:style style:name="T3" style:family="text">
      <style:text-properties fo:color="#79c0ff"/>
    </style:style>
    <style:style style:name="T4" style:family="text">
      <style:text-properties fo:color="#a5d6ff"/>
    </style:style>
    <style:style style:name="T5" style:family="text">
      <style:text-properties fo:color="#ffa657"/>
    </style:style>
    <style:style style:name="T6" style:family="text">
      <style:text-properties fo:color="#d2a8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ugin development</text:p>
      <text:p text:style-name="P1"/>
      <text:p text:style-name="Standard"/>
      <text:p text:style-name="Standard">&lt;?php</text:p>
      <text:p text:style-name="Standard">/**</text:p>
      <text:p text:style-name="Standard"/>
      <text:p text:style-name="Standard">* @package myPLugin</text:p>
      <text:p text:style-name="Standard">*/</text:p>
      <text:p text:style-name="Standard">/*</text:p>
      <text:p text:style-name="Standard"/>
      <text:p text:style-name="Standard">Plugin Name: myPLugin</text:p>
      <text:p text:style-name="Standard">Plugin URI: https://www.itxwebsolutions.com/</text:p>
      <text:p text:style-name="Standard">Description: This is my first plugin development</text:p>
      <text:p text:style-name="Standard">Author:Megha Gupta</text:p>
      <text:p text:style-name="Standard">Author URI:https://www.itxwebsolutions.com/</text:p>
      <text:p text:style-name="Standard">License:GPLv2 or later</text:p>
      <text:p text:style-name="Standard">Version:1.0.0</text:p>
      <text:p text:style-name="Standard"/>
      <text:p text:style-name="Standard">*/</text:p>
      <text:p text:style-name="Standard"/>
      <text:p text:style-name="Standard">if(!defined('ABSPATH')){</text:p>
      <text:p text:style-name="Standard">die;</text:p>
      <text:p text:style-name="Standard">}</text:p>
      <text:p text:style-name="Standard"/>
      <text:p text:style-name="Standard">class myPLugin{</text:p>
      <text:p text:style-name="Standard"/>
      <text:p text:style-name="Standard">function __construct(){</text:p>
      <text:p text:style-name="Standard"/>
      <text:p text:style-name="Standard">add_action('init',array($this,'custom_post_type'));</text:p>
      <text:p text:style-name="Standard">}</text:p>
      <text:p text:style-name="Standard"/>
      <text:p text:style-name="Standard">function register(){</text:p>
      <text:p text:style-name="Standard"/>
      <text:p text:style-name="Standard">add_action('wp_enqueue_scripts',array($this,'enqueue'));</text:p>
      <text:p text:style-name="Standard"/>
      <text:p text:style-name="Standard">}</text:p>
      <text:p text:style-name="Standard">function activate(){</text:p>
      <text:p text:style-name="Standard">// generate CPT</text:p>
      <text:p text:style-name="Standard">// flush rewrite rules()</text:p>
      <text:p text:style-name="Standard">$this-&gt;custom_post_type();</text:p>
      <text:p text:style-name="Standard">flush_rewrite_rules();</text:p>
      <text:p text:style-name="Standard"/>
      <text:p text:style-name="Standard">}</text:p>
      <text:p text:style-name="Standard"/>
      <text:p text:style-name="Standard">function deactivate(){</text:p>
      <text:p text:style-name="Standard">//flush rewrite rules</text:p>
      <text:p text:style-name="Standard"/>
      <text:p text:style-name="Standard">}</text:p>
      <text:p text:style-name="Standard"/>
      <text:p text:style-name="Standard">function uninstall(){</text:p>
      <text:p text:style-name="Standard"/>
      <text:p text:style-name="Standard"><text:soft-page-break/>}</text:p>
      <text:p text:style-name="Standard"/>
      <text:p text:style-name="Standard">function custom_post_type(){</text:p>
      <text:p text:style-name="Standard"/>
      <text:p text:style-name="Standard">register_post_type('book',[ 'public'=&gt;true,'supports' =&gt; array( 'title', 'editor', 'custom-fields','thumbnail' ),'label'=&gt;'Books', 'taxonomies' =&gt; array( 'category') ] );</text:p>
      <text:p text:style-name="Standard"/>
      <text:p text:style-name="Standard">}</text:p>
      <text:p text:style-name="Standard"/>
      <text:p text:style-name="Standard">function enqueue(){</text:p>
      <text:p text:style-name="Standard">wp_enqueue_style('myPluginstyle',plugins_url('/assets/mystyle.css',__FILE__));</text:p>
      <text:p text:style-name="Standard">wp_enqueue_script('myPluginscripts',plugins_url('/assets/myscript.js',__FILE__));</text:p>
      <text:p text:style-name="Standard">}</text:p>
      <text:p text:style-name="Standard">}</text:p>
      <text:p text:style-name="Standard"/>
      <text:p text:style-name="Standard">if(class_exists('myPLugin')){</text:p>
      <text:p text:style-name="Standard">$myPlugin = new myPLugin();</text:p>
      <text:p text:style-name="Standard">$myPlugin-&gt;register();</text:p>
      <text:p text:style-name="Standard">}</text:p>
      <text:p text:style-name="Standard"/>
      <text:p text:style-name="Standard">//activation </text:p>
      <text:p text:style-name="Standard"/>
      <text:p text:style-name="Standard">register_activation_hook(__FILE__,array($myPlugin,'activate'));</text:p>
      <text:p text:style-name="Standard"/>
      <text:p text:style-name="Standard">//dectivation</text:p>
      <text:p text:style-name="Standard"/>
      <text:p text:style-name="Standard">register_deactivation_hook(__FILE__,array($myPlugin,'deactivate'));</text:p>
      <text:p text:style-name="Standard"/>
      <text:p text:style-name="Standard">//uninstall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2T12:03:00.182859837</meta:creation-date>
    <dc:date>2023-01-12T12:40:33.198618933</dc:date>
    <meta:editing-duration>PT37M3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52" meta:word-count="100" meta:character-count="1255" meta:non-whitespace-character-count="1206"/>
  </office:meta>
</office:document-meta>
</file>